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6.746875cm"/>
    </style:style>
    <style:style style:name="co3" style:family="table-column">
      <style:table-column-properties fo:break-before="auto" style:column-width="12.7cm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61395833333333cm"/>
    </style:style>
    <style:style style:name="co8" style:family="table-column">
      <style:table-column-properties fo:break-before="auto" style:column-width="2.09020833333333cm"/>
    </style:style>
    <style:style style:name="co9" style:family="table-column">
      <style:table-column-properties fo:break-before="auto" style:column-width="1.825625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Inf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0" table:default-cell-style-name="ce1"/>
        <table:table-column table:style-name="co5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">
            <text:p>Description:</text:p>
          </table:table-cell>
          <table:table-cell office:value-type="string" table:style-name="ce1">
            <text:p>GBA model with three reactions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Units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m</text:p>
          </table:table-cell>
          <table:table-cell office:value-type="string" table:style-name="ce1">
            <text:p>g/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cat</text:p>
          </table:table-cell>
          <table:table-cell office:value-type="string" table:style-name="ce1">
            <text:p>1/h</text:p>
          </table:table-cell>
          <table:table-cell office:value-type="string" table:style-name="ce1">
            <text:p>([mass of products]/[mass of protein]/h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ho</text:p>
          </table:table-cell>
          <table:table-cell office:value-type="string" table:style-name="ce1">
            <text:p>g/L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Sheets: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</text:p>
          </table:table-cell>
          <table:table-cell office:value-type="string" table:style-name="ce1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I</text:p>
          </table:table-cell>
          <table:table-cell office:value-type="string" table:style-name="ce1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cat</text:p>
          </table:table-cell>
          <table:table-cell office:value-type="string" table:style-name="ce1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conditions</text:p>
          </table:table-cell>
          <table:table-cell office:value-type="string" table:style-name="ce1">
            <text:p>Value of rho and external concentrations at different growth conditions</text:p>
          </table:table-cell>
          <table:table-cell table:number-columns-repeated="16381"/>
        </table:table-row>
        <table:table-row table:number-rows-repeated="1048564" table:style-name="ro2">
          <table:table-cell table:number-columns-repeated="16384"/>
        </table:table-row>
      </table:table>
      <table:table table:name="M" table:style-name="ta1">
        <table:table-column table:style-name="co7" table:default-cell-style-name="ce1"/>
        <table:table-column table:style-name="co8" table:default-cell-style-name="ce2"/>
        <table:table-column table:style-name="co9" table:number-columns-repeated="2" table:default-cell-style-name="ce2"/>
        <table:table-column table:style-name="co4" table:number-columns-repeated="1010" table:default-cell-style-name="ce1"/>
        <table:table-column table:style-name="co5" table:number-columns-repeated="10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string" table:style-name="ce2">
            <text:p>rxn1</text:p>
          </table:table-cell>
          <table:table-cell office:value-type="string" table:style-name="ce2">
            <text:p>rxn2</text:p>
          </table:table-cell>
          <table:table-cell office:value-type="string" table:style-name="ce2">
            <text:p>Ribosom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x_G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</text:p>
          </table:table-cell>
          <table:table-cell office:value-type="float" office:value="1" table:style-name="ce2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A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-1" table:style-name="ce2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rotei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number-rows-repeated="1048571" table:style-name="ro2">
          <table:table-cell table:number-columns-repeated="16384"/>
        </table:table-row>
      </table:table>
      <table:table table:name="K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1010" table:default-cell-style-name="ce1"/>
        <table:table-column table:style-name="co5" table:number-columns-repeated="10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string" table:style-name="ce2">
            <text:p>rxn1</text:p>
          </table:table-cell>
          <table:table-cell office:value-type="string" table:style-name="ce2">
            <text:p>rxn2</text:p>
          </table:table-cell>
          <table:table-cell office:value-type="string" table:style-name="ce2">
            <text:p>Ribosom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x_G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.3000000000000007" table:style-name="ce2">
            <text:p>8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rotei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style-name="ro1">
          <table:table-cell table:number-columns-repeated="4" table:style-name="ce2"/>
          <table:table-cell table:number-columns-repeated="16380"/>
        </table:table-row>
        <table:table-row table:style-name="ro1">
          <table:table-cell table:style-name="ce1"/>
          <table:table-cell table:number-columns-repeated="3" table:style-name="ce2"/>
          <table:table-cell table:number-columns-repeated="16380"/>
        </table:table-row>
        <table:table-row table:number-rows-repeated="1048569" table:style-name="ro2">
          <table:table-cell table:number-columns-repeated="16384"/>
        </table:table-row>
      </table:table>
      <table:table table:name="kcat" table:style-name="ta1">
        <table:table-column table:style-name="co5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4" table:number-columns-repeated="1010" table:default-cell-style-name="ce1"/>
        <table:table-column table:style-name="co5" table:number-columns-repeated="10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string" table:style-name="ce2">
            <text:p>rxn1</text:p>
          </table:table-cell>
          <table:table-cell office:value-type="string" table:style-name="ce2">
            <text:p>rxn2</text:p>
          </table:table-cell>
          <table:table-cell office:value-type="string" table:style-name="ce2">
            <text:p>Ribosom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cat_f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4.55" table:style-name="ce2">
            <text:p>4,55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kcat_b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number-rows-repeated="1048573" table:style-name="ro2">
          <table:table-cell table:number-columns-repeated="16384"/>
        </table:table-row>
      </table:table>
      <table:table table:name="conditions" table:style-name="ta2">
        <table:table-column table:style-name="co5" table:number-columns-repeated="5" table:default-cell-style-name="ce2"/>
        <table:table-column table:style-name="co5" table:number-columns-repeated="1019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rho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x_G</text:p>
          </table:table-cell>
          <table:table-cell office:value-type="float" office:value="100" table:style-name="ce2">
            <text:p>100</text:p>
          </table:table-cell>
          <table:table-cell office:value-type="float" office:value="66.666666666666671" table:formula="of:=[.B3]/1.5" table:style-name="ce2">
            <text:p>66,66666667</text:p>
          </table:table-cell>
          <table:table-cell office:value-type="float" office:value="44.44444444444445" table:formula="of:=[.C3]/1.5" table:style-name="ce2">
            <text:p>44,44444444</text:p>
          </table:table-cell>
          <table:table-cell office:value-type="float" office:value="29.629629629629633" table:formula="of:=[.D3]/1.5" table:style-name="ce2">
            <text:p>29,62962963</text:p>
          </table:table-cell>
          <table:table-cell office:value-type="float" office:value="19.753086419753089" table:formula="of:=[.E3]/1.5" table:style-name="ce2">
            <text:p>19,75308642</text:p>
          </table:table-cell>
          <table:table-cell office:value-type="float" office:value="13.168724279835393" table:formula="of:=[.F3]/1.5" table:style-name="ce2">
            <text:p>13,16872428</text:p>
          </table:table-cell>
          <table:table-cell office:value-type="float" office:value="8.7791495198902627" table:formula="of:=[.G3]/1.5" table:style-name="ce2">
            <text:p>8,77914952</text:p>
          </table:table-cell>
          <table:table-cell office:value-type="float" office:value="5.8527663465935085" table:formula="of:=[.H3]/1.5" table:style-name="ce2">
            <text:p>5,852766347</text:p>
          </table:table-cell>
          <table:table-cell office:value-type="float" office:value="3.9018442310623391" table:formula="of:=[.I3]/1.5" table:style-name="ce2">
            <text:p>3,901844231</text:p>
          </table:table-cell>
          <table:table-cell office:value-type="float" office:value="2.6012294873748929" table:formula="of:=[.J3]/1.5" table:style-name="ce2">
            <text:p>2,601229487</text:p>
          </table:table-cell>
          <table:table-cell office:value-type="float" office:value="1.7341529915832619" table:formula="of:=[.K3]/1.5" table:style-name="ce2">
            <text:p>1,734152992</text:p>
          </table:table-cell>
          <table:table-cell office:value-type="float" office:value="1.1561019943888413" table:formula="of:=[.L3]/1.5" table:style-name="ce2">
            <text:p>1,156101994</text:p>
          </table:table-cell>
          <table:table-cell office:value-type="float" office:value="0.77073466292589421" table:formula="of:=[.M3]/1.5" table:style-name="ce2">
            <text:p>0,770734663</text:p>
          </table:table-cell>
          <table:table-cell office:value-type="float" office:value="0.51382310861726277" table:formula="of:=[.N3]/1.5" table:style-name="ce2">
            <text:p>0,513823109</text:p>
          </table:table-cell>
          <table:table-cell office:value-type="float" office:value="0.34254873907817518" table:formula="of:=[.O3]/1.5" table:style-name="ce2">
            <text:p>0,342548739</text:p>
          </table:table-cell>
          <table:table-cell office:value-type="float" office:value="0.22836582605211678" table:formula="of:=[.P3]/1.5" table:style-name="ce2">
            <text:p>0,228365826</text:p>
          </table:table-cell>
          <table:table-cell office:value-type="float" office:value="0.15224388403474451" table:formula="of:=[.Q3]/1.5" table:style-name="ce2">
            <text:p>0,152243884</text:p>
          </table:table-cell>
          <table:table-cell office:value-type="float" office:value="0.10149592268982967" table:formula="of:=[.R3]/1.5" table:style-name="ce2">
            <text:p>0,101495923</text:p>
          </table:table-cell>
          <table:table-cell office:value-type="float" office:value="6.766394845988645E-2" table:formula="of:=[.S3]/1.5" table:style-name="ce2">
            <text:p>0,067663948</text:p>
          </table:table-cell>
          <table:table-cell office:value-type="float" office:value="4.5109298973257633E-2" table:formula="of:=[.T3]/1.5" table:style-name="ce2">
            <text:p>0,045109299</text:p>
          </table:table-cell>
          <table:table-cell office:value-type="float" office:value="3.0072865982171754E-2" table:formula="of:=[.U3]/1.5" table:style-name="ce2">
            <text:p>0,030072866</text:p>
          </table:table-cell>
          <table:table-cell office:value-type="float" office:value="2.0048577321447835E-2" table:formula="of:=[.V3]/1.5" table:style-name="ce2">
            <text:p>0,020048577</text:p>
          </table:table-cell>
          <table:table-cell office:value-type="float" office:value="1.3365718214298557E-2" table:formula="of:=[.W3]/1.5" table:style-name="ce2">
            <text:p>0,013365718</text:p>
          </table:table-cell>
          <table:table-cell office:value-type="float" office:value="8.9104788095323711E-3" table:formula="of:=[.X3]/1.5" table:style-name="ce2">
            <text:p>0,008910479</text:p>
          </table:table-cell>
          <table:table-cell office:value-type="float" office:value="5.9403192063549144E-3" table:formula="of:=[.Y3]/1.5" table:style-name="ce2">
            <text:p>0,005940319</text:p>
          </table:table-cell>
          <table:table-cell table:number-columns-repeated="16358"/>
        </table:table-row>
        <table:table-row table:style-name="ro1">
          <table:table-cell table:number-columns-repeated="6" table:style-name="ce2"/>
          <table:table-cell table:number-columns-repeated="16378" table:style-name="ce1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5118in" fo:margin-bottom="0.5118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2in" fo:margin-left="0.7in" fo:margin-right="0.7in" fo:margin-bottom="0in"/>
      </style:header-style>
      <style:footer-style>
        <style:header-footer-properties fo:min-height="0.2382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608</meta:generator>
    <dc:title/>
    <dc:description/>
    <dc:subject/>
    <meta:initial-creator>Hugo Dourado</meta:initial-creator>
    <dc:creator>Charles Rocabert</dc:creator>
    <meta:creation-date>2015-06-05T18:19:34Z</meta:creation-date>
    <dc:date>2025-07-05T18:33:23Z</dc:date>
    <meta:editing-cycles>232</meta:editing-cycles>
    <meta:editing-duration>PT1145S</meta:editing-duration>
    <meta:user-defined meta:name="AppVersion">16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